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SymbolMT" svg:font-family="SymbolMT"/>
    <style:font-face style:name="Tahoma1" svg:font-family="Tahoma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">
      <style:paragraph-properties fo:text-align="start" style:justify-single-word="false" style:text-autospace="none"/>
      <style:text-properties fo:color="#000000" style:font-name="Verdana" fo:font-size="10pt" style:font-name-asian="Verdana" style:font-size-asian="10pt" style:font-name-complex="Verdana" style:font-size-complex="10pt"/>
    </style:style>
    <style:style style:name="P2" style:family="paragraph" style:parent-style-name="Standard" style:list-style-name="L2">
      <style:paragraph-properties fo:text-align="start" style:justify-single-word="false" style:text-autospace="none"/>
      <style:text-properties fo:color="#000000" style:font-name="Verdana" fo:font-size="10pt" style:font-name-asian="Verdana" style:font-size-asian="10pt" style:font-name-complex="Verdana" style:font-size-complex="10pt"/>
    </style:style>
    <style:style style:name="P3" style:family="paragraph" style:parent-style-name="Standard" style:list-style-name="L3">
      <style:paragraph-properties fo:text-align="start" style:justify-single-word="false" style:text-autospace="none"/>
      <style:text-properties fo:color="#000000" style:font-name="Verdana" fo:font-size="10pt" style:font-name-asian="Verdana" style:font-size-asian="10pt" style:font-name-complex="Verdana" style:font-size-complex="10pt"/>
    </style:style>
    <style:style style:name="P4" style:family="paragraph" style:parent-style-name="Standard" style:list-style-name="L7">
      <style:paragraph-properties fo:text-align="start" style:justify-single-word="false" style:text-autospace="none"/>
      <style:text-properties fo:color="#000000" style:font-name="Verdana" fo:font-size="10pt" style:font-name-asian="Verdana" style:font-size-asian="10pt" style:font-name-complex="Verdana" style:font-size-complex="10pt"/>
    </style:style>
    <style:style style:name="P5" style:family="paragraph" style:parent-style-name="Standard" style:list-style-name="L10">
      <style:paragraph-properties fo:text-align="start" style:justify-single-word="false" style:text-autospace="none"/>
      <style:text-properties fo:color="#000000" style:font-name="Verdana" fo:font-size="10pt" style:font-name-asian="Verdana" style:font-size-asian="10pt" style:font-name-complex="Verdana" style:font-size-complex="10pt"/>
    </style:style>
    <style:style style:name="P6" style:family="paragraph" style:parent-style-name="Standard" style:list-style-name="">
      <style:paragraph-properties fo:text-align="start" style:justify-single-word="false" style:text-autospace="none"/>
      <style:text-properties fo:color="#a74d8b" style:font-name="Verdana" fo:font-size="10pt" fo:font-style="italic" style:font-name-asian="Verdana" style:font-size-asian="10pt" style:font-style-asian="italic" style:font-name-complex="Verdana" style:font-size-complex="10pt" style:font-style-complex="italic"/>
    </style:style>
    <style:style style:name="P7" style:family="paragraph" style:parent-style-name="Standard" style:list-style-name="">
      <style:paragraph-properties fo:text-align="start" style:justify-single-word="false" style:text-autospace="none"/>
      <style:text-properties fo:color="#a74d8b"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P8" style:family="paragraph" style:parent-style-name="Standard" style:list-style-name="">
      <style:paragraph-properties style:text-autospace="none"/>
      <style:text-properties fo:color="#a74d8b"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P9" style:family="paragraph" style:parent-style-name="Standard" style:list-style-name="">
      <style:paragraph-properties fo:text-align="start" style:justify-single-word="false" style:text-autospace="none"/>
      <style:text-properties fo:color="#a74d8b" style:font-name="Verdana" fo:font-size="10pt" style:font-name-asian="Verdana" style:font-size-asian="10pt" style:font-name-complex="Verdana" style:font-size-complex="10pt"/>
    </style:style>
    <style:style style:name="P10" style:family="paragraph" style:parent-style-name="Standard" style:list-style-name="">
      <style:paragraph-properties fo:text-align="start" style:justify-single-word="false" style:text-autospace="none"/>
      <style:text-properties fo:color="#333333" style:font-name="Verdana" fo:font-size="8pt" style:font-name-asian="Verdana" style:font-size-asian="8pt" style:font-name-complex="Verdana" style:font-size-complex="8pt"/>
    </style:style>
    <style:style style:name="P11" style:family="paragraph" style:parent-style-name="Standard" style:list-style-name="">
      <style:paragraph-properties style:text-autospace="none"/>
    </style:style>
    <style:style style:name="P12" style:family="paragraph" style:parent-style-name="Standard" style:list-style-name="L2">
      <style:paragraph-properties fo:text-align="start" style:justify-single-word="false" style:text-autospace="none"/>
    </style:style>
    <style:style style:name="P13" style:family="paragraph" style:parent-style-name="Standard" style:list-style-name="L3">
      <style:paragraph-properties fo:text-align="start" style:justify-single-word="false" style:text-autospace="none"/>
    </style:style>
    <style:style style:name="P14" style:family="paragraph" style:parent-style-name="Standard" style:list-style-name="L5">
      <style:paragraph-properties fo:text-align="start" style:justify-single-word="false" style:text-autospace="none"/>
    </style:style>
    <style:style style:name="P15" style:family="paragraph" style:parent-style-name="Standard" style:list-style-name="L7">
      <style:paragraph-properties fo:text-align="start" style:justify-single-word="false" style:text-autospace="none"/>
    </style:style>
    <style:style style:name="P16" style:family="paragraph" style:parent-style-name="Standard" style:list-style-name="L8">
      <style:paragraph-properties fo:text-align="start" style:justify-single-word="false" style:text-autospace="none"/>
    </style:style>
    <style:style style:name="P17" style:family="paragraph" style:parent-style-name="Standard" style:list-style-name="L9">
      <style:paragraph-properties fo:text-align="start" style:justify-single-word="false" style:text-autospace="none"/>
    </style:style>
    <style:style style:name="P18" style:family="paragraph" style:parent-style-name="Standard" style:list-style-name="L10">
      <style:paragraph-properties fo:text-align="start" style:justify-single-word="false" style:text-autospace="none"/>
    </style:style>
    <style:style style:name="P19" style:family="paragraph" style:parent-style-name="Standard" style:list-style-name="L12">
      <style:paragraph-properties fo:text-align="start" style:justify-single-word="false" style:text-autospace="none"/>
    </style:style>
    <style:style style:name="P20" style:family="paragraph" style:parent-style-name="Standard" style:list-style-name="L13">
      <style:paragraph-properties fo:text-align="start" style:justify-single-word="false" style:text-autospace="none"/>
    </style:style>
    <style:style style:name="P21" style:family="paragraph" style:parent-style-name="Standard" style:list-style-name="L11">
      <style:paragraph-properties style:text-autospace="none"/>
    </style:style>
    <style:style style:name="T1" style:family="text">
      <style:text-properties style:font-name="SymbolMT" style:font-name-asian="SymbolMT" style:font-name-complex="SymbolM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style:font-name="Verdana" fo:font-size="10pt" style:font-name-asian="Verdana" style:font-size-asian="10pt" style:font-name-complex="Verdana" style:font-size-complex="10pt"/>
    </style:style>
    <style:style style:name="T5" style:family="text">
      <style:text-properties fo:color="#000000"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T6" style:family="text">
      <style:text-properties fo:color="#000000" style:font-name="SymbolMT" fo:font-size="10pt" style:font-name-asian="SymbolMT" style:font-size-asian="10pt" style:font-name-complex="SymbolMT" style:font-size-complex="10pt"/>
    </style:style>
    <style:style style:name="T7" style:family="text">
      <style:text-properties fo:color="#a74d8b" style:font-name="SymbolMT" style:font-name-asian="SymbolMT" style:font-name-complex="SymbolMT"/>
    </style:style>
    <style:style style:name="T8" style:family="text">
      <style:text-properties fo:color="#a74d8b" fo:font-weight="bold" style:font-weight-asian="bold" style:font-weight-complex="bold"/>
    </style:style>
    <style:style style:name="T9" style:family="text">
      <style:text-properties style:font-name="Verdana"/>
    </style:style>
    <style:style style:name="T10" style:family="text">
      <style:text-properties fo:font-size="10pt"/>
    </style:style>
    <style:style style:name="T11" style:family="text">
      <style:text-properties style:font-name-asian="Verdana"/>
    </style:style>
    <style:style style:name="T12" style:family="text">
      <style:text-properties style:font-size-asian="10pt"/>
    </style:style>
    <style:style style:name="T13" style:family="text">
      <style:text-properties style:font-name-complex="Verdana"/>
    </style:style>
    <style:style style:name="T14" style:family="text">
      <style:text-properties style:font-size-complex="10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ALLGEMEINES</text:p>
      <text:list xml:id="list36222815" text:style-name="L2">
        <text:list-item>
          <text:p text:style-name="P12"><text:span text:style-name="T4">Schule mit Anschrift, Telefonnummer und Faxnummer, Email-Adresse</text:span></text:p>
        </text:list-item>
        <text:list-item>
          <text:p text:style-name="P2">Projektteilnehmer/innen (Name und Klasse)</text:p>
        </text:list-item>
        <text:list-item>
          <text:p text:style-name="P2">Projektkoordinator/in im Projektteam (Kontaktdaten)</text:p>
        </text:list-item>
        <text:list-item>
          <text:p text:style-name="P2">Projektbetreuer/in an Schule (Kontaktdaten)</text:p>
        </text:list-item>
        <text:list-item>
          <text:p text:style-name="P2">Projekttitel, Projektnummer (siehe Teilnahmebestätigung)</text:p>
        </text:list-item>
        <text:list-item>
          <text:p text:style-name="P12"><text:span text:style-name="T4">Kategorie &amp; Spezifikation</text:span></text:p>
        </text:list-item>
      </text:list>
      <text:p text:style-name="P7">1. INHALTSVERZEICHNIS</text:p>
      <text:p text:style-name="P7">2. PROJEKTDOKUMENTATION</text:p>
      <text:p text:style-name="P1">Diese Dokumentation sollte in <text:span text:style-name="T2">drei Schwerpunkte </text:span>geteilt sein; die Fragen sollen eine</text:p>
      <text:p text:style-name="P1">Anleitung zum Inhalt bieten:</text:p>
      <text:p text:style-name="P7">2.1. PROJEKTENTSTEHUNG UND –PLANUNG</text:p>
      <text:p text:style-name="P1">Erklärt die Projekthintergründe und die angegangene Arbeitshypothese.</text:p>
      <text:list xml:id="list36211653" text:style-name="L3">
        <text:list-item>
          <text:p text:style-name="P3">Wie entstand die Projektidee?</text:p>
        </text:list-item>
        <text:list-item>
          <text:p text:style-name="P13"><text:span text:style-name="T4">Was ist das Ziel der Projektarbeit?</text:span></text:p>
        </text:list-item>
      </text:list>
      <text:p text:style-name="P1"><text:span text:style-name="T7"> </text:span><text:span text:style-name="T8">Welche Recherchen wurden getätigt?</text:span></text:p>
      <text:list xml:id="list36218956" text:style-name="L5">
        <text:list-item>
          <text:p text:style-name="P14"><text:span text:style-name="T4">Wie wurde der Projektablauf terminlich festgelegt (Meilensteine)?</text:span></text:p>
        </text:list-item>
        <text:list-item>
          <text:p text:style-name="P14"><text:span text:style-name="T4">Wie war die Aufgabenverteilung und Ressourcenplanung? (Kooperationen mit außerschulischen Partnern)</text:span></text:p>
        </text:list-item>
        <text:list-item>
          <text:p text:style-name="P14"><text:span text:style-name="T4">…</text:span></text:p>
        </text:list-item>
      </text:list>
      <text:p text:style-name="P7">2.2. INHALTLICHE BESCHREIBUNG DES PROJEKTS</text:p>
      <text:p text:style-name="P1">Gebt die nötigen Methoden bzw. Materialien an, erklärt die Arbeitsweise, mit der ihr</text:p>
      <text:p text:style-name="P1">vorgegangen seid, bringt Daten, die eure Beobachtungen bzw. Entwicklungen erbracht</text:p>
      <text:p text:style-name="P1">haben.</text:p>
      <text:list xml:id="list36240660" text:style-name="L7">
        <text:list-item>
          <text:p text:style-name="P15"><text:span text:style-name="T4">Welche Idee/Innovation steckt im Projekt?</text:span></text:p>
        </text:list-item>
        <text:list-item>
          <text:p text:style-name="P4">Welche Lösungswege wurden ins Auge gefasst?</text:p>
        </text:list-item>
        <text:list-item>
          <text:p text:style-name="P4">Welche Experimente/Versuche/Studien wurden angestellt?</text:p>
        </text:list-item>
        <text:list-item>
          <text:p text:style-name="P15"><text:span text:style-name="T4">Welche Forschungsmethoden wurden angewendet bzw. entwickelt (z.B. bei</text:span></text:p>
        </text:list-item>
      </text:list>
      <text:p text:style-name="P1">Datenerhebung mittels Fragebogen oder ähnl.)?</text:p>
      <text:list xml:id="list36239888" text:style-name="L8">
        <text:list-item>
          <text:p text:style-name="P16"><text:span text:style-name="T4">Wurden Interessensgruppen involviert bzw. wie wurden diese informiert</text:span></text:p>
        </text:list-item>
      </text:list>
      <text:p text:style-name="P1">(Wissenstransfer)?</text:p>
      <text:list xml:id="list36226727" text:style-name="L9">
        <text:list-item>
          <text:p text:style-name="P17"><text:span text:style-name="T4">Welche Ergebnisse wurden (bisher) erzielt?</text:span></text:p>
        </text:list-item>
      </text:list>
      <text:p text:style-name="P6">Sollte das Projekt noch nicht abgeschlossen sein, sind die vorläufigen Ergebnisse</text:p>
      <text:p text:style-name="P6">bis dato zu dokumentieren und eine Vorschau auf das weitere Vorhaben zu</text:p>
      <text:p text:style-name="P6">erstellen.</text:p>
      <text:list xml:id="list36232180" text:style-name="L10">
        <text:list-item>
          <text:p text:style-name="P18"><text:span text:style-name="T4">Wie wurde kontrolliert, ob das Ziel (bisher) erreicht wurde?</text:span></text:p>
        </text:list-item>
        <text:list-item>
          <text:p text:style-name="P5">Welcher Arbeitsaufwand steckte im Projekt?</text:p>
        </text:list-item>
        <text:list-item>
          <text:p text:style-name="P18"><text:span text:style-name="T4">Welche Schlussfolgerungen sind (bis dato) daraus zu ziehen?</text:span></text:p>
        </text:list-item>
      </text:list>
      <text:p text:style-name="P6">Bei Sonderpreis-Projekten ist u.a. die Relevanz der ökologischen, sozialen und</text:p>
      <text:p text:style-name="P6">ökonomischen Nachhaltigkeit bzw. die wirtschaftliche Machbarkeit anzuführen.</text:p>
      <text:list xml:id="list36231021" text:style-name="L11">
        <text:list-item>
          <text:p text:style-name="P21"><text:span text:style-name="T4">...</text:span></text:p>
        </text:list-item>
      </text:list>
      <text:p text:style-name="P9"><text:span text:style-name="T2">2.3. BERICHT DER PROJEKTKOORDINATOR/IN</text:span></text:p>
      <text:p text:style-name="P1">Neben den Projekt-Inhalten ist es der Jury wichtig, auch Näheres aus dem Projekt-</text:p>
      <text:p text:style-name="P1">Umfeld zu erfahren, d.h. wie das Projektteam die gemeinsame Arbeit, die Organisation</text:p>
      <text:p text:style-name="P1">und Durchführung des Projekts bewerkstelligt hat.</text:p>
      <text:p text:style-name="P1">Beschreibe daher bitte die Zusammenarbeit</text:p>
      <text:list xml:id="list36225888" text:style-name="L12">
        <text:list-item>
          <text:p text:style-name="P19"><text:span text:style-name="T4">innerhalb des Projektteilnehmer/innen (Schüler/innen),</text:span></text:p>
        </text:list-item>
        <text:list-item>
          <text:p text:style-name="P19"><text:span text:style-name="T4">zwischen den Projektteilnehmer/innen (Schüler/innen) und der/dem</text:span></text:p>
        </text:list-item>
      </text:list>
      <text:p text:style-name="P1">Projektbetreuer/innen (Lehrer/innen) sowie</text:p>
      <text:list xml:id="list36252033" text:style-name="L13">
        <text:list-item>
          <text:p text:style-name="P20"><text:span text:style-name="T4">mit den Kooperationspartner/innen (Betriebe, Forschungseinrichtungen, Behörden, …) im Hinblick auf die Kommunikation, Arbeitsformen, unerwartete Hindernisse, Lösungs-hilfen usw. sowie die </text:span><text:span text:style-name="T5">sozialen Lernprozesse</text:span><text:span text:style-name="T4">:</text:span></text:p>
        </text:list-item>
        <text:list-item>
          <text:p text:style-name="P20"><text:span text:style-name="T4">Wie wurde das Lernen im Team von den Schüler/innen erlebt?</text:span></text:p>
        </text:list-item>
        <text:list-item>
          <text:p text:style-name="P20"><text:span text:style-name="T4">Welche positiven und negativen Erfahrungen wurden gesammelt?</text:span></text:p>
        </text:list-item>
        <text:list-item>
          <text:p text:style-name="P20"><text:span text:style-name="T4">Wie wurde mit unterschiedlichen Ideen, mit Konflikten etc. Umgegangen?</text:span></text:p>
        </text:list-item>
        <text:list-item>
          <text:p text:style-name="P20"><text:soft-page-break/><text:span text:style-name="T4">…</text:span></text:p>
        </text:list-item>
      </text:list>
      <text:p text:style-name="P7">3. LITERATURVERZEICHNIS</text:p>
      <text:p text:style-name="P7">4. ANHANG</text:p>
      <text:p text:style-name="P11"><text:span text:style-name="T4">Skizzen, Grafiken, Zeichnungen, Schaltpläne, Fotos, Links zu Videos oder Websites etc.</text:span></text:p>
      <text:p text:style-name="P11"><text:span text:style-name="T4"/></text:p>
      <text:p text:style-name="P11"><text:span text:style-name="T4"/></text:p>
      <text:p text:style-name="P8">SONDERPREIS tech&amp;society</text:p>
      <text:p text:style-name="P1">Ein Projekt dieser Kategorie soll mehr als einen Literaturteil umfassen. Die Projektarbeit</text:p>
      <text:p text:style-name="P1">soll die angewendete Forschungsmethode (z.B. für Fragebogen-Erhebung,</text:p>
      <text:p text:style-name="P1">Medienbeobachtung, etc.) zur Ergebnisermittlung aufzeigen bzw. können eigens neu</text:p>
      <text:p text:style-name="P1">entwickelte Methoden/Forschungs-Designs ausprobiert werden. Die Projektarbeit soll</text:p>
      <text:p text:style-name="P1">sowohl die Reflexion der eigenen Rolle als auch das Involvieren der betroffenen Zielgruppe,</text:p>
      <text:p text:style-name="P1">auf die sich die Fragestellung bezieht, beinhalten. Die angewandten Methoden und</text:p>
      <text:p text:style-name="P11"><text:span text:style-name="T4">Ergebnisse sollen gut nachvollziehbar und optisch ansprechend dargestellt sei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SymbolMT" svg:font-family="SymbolMT"/>
    <style:font-face style:name="Tahoma1" svg:font-family="Tahoma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21M52S</meta:editing-duration>
    <meta:editing-cycles>3</meta:editing-cycles>
    <meta:generator>OpenOffice.org/3.3$Win32 OpenOffice.org_project/330m20$Build-9567</meta:generator>
    <dc:date>2013-02-14T16:22:16.69</dc:date>
    <meta:document-statistic meta:table-count="0" meta:image-count="0" meta:object-count="0" meta:page-count="2" meta:paragraph-count="64" meta:word-count="440" meta:character-count="3483"/>
    <dc:creator>Andreas Gruber</dc:creator>
    <meta:user-defined meta:name="Info 1"/>
    <meta:user-defined meta:name="Info 2"/>
    <meta:user-defined meta:name="Info 3"/>
    <meta:user-defined meta:name="Info 4"/>
  </office:meta>
</office:document-meta>
</file>